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21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1" style:family="paragraph">
      <style:paragraph-properties fo:text-align="center"/>
    </style:style>
    <style:style style:name="P162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2f166"/>
    </style:style>
    <style:style style:name="T49" style:family="text">
      <style:text-properties officeooo:rsid="00b665cf"/>
    </style:style>
    <style:style style:name="T50" style:family="text">
      <style:text-properties officeooo:rsid="00b76e94"/>
    </style:style>
    <style:style style:name="T51" style:family="text">
      <style:text-properties officeooo:rsid="00b8fb48"/>
    </style:style>
    <style:style style:name="T52" style:family="text">
      <style:text-properties officeooo:rsid="00bc0878"/>
    </style:style>
    <style:style style:name="T53" style:family="text">
      <style:text-properties officeooo:rsid="00be2f3c"/>
    </style:style>
    <style:style style:name="T54" style:family="text">
      <style:text-properties officeooo:rsid="00be7eb2"/>
    </style:style>
    <style:style style:name="T55" style:family="text">
      <style:text-properties officeooo:rsid="00c06da1"/>
    </style:style>
    <style:style style:name="T56" style:family="text">
      <style:text-properties officeooo:rsid="00c24944"/>
    </style:style>
    <style:style style:name="T57" style:family="text">
      <style:text-properties officeooo:rsid="00c29b9c"/>
    </style:style>
    <style:style style:name="T58" style:family="text">
      <style:text-properties officeooo:rsid="00c7dd30"/>
    </style:style>
    <style:style style:name="T59" style:family="text">
      <style:text-properties officeooo:rsid="00c9457b"/>
    </style:style>
    <style:style style:name="T60" style:family="text">
      <style:text-properties officeooo:rsid="00cb37ef"/>
    </style:style>
    <style:style style:name="T61" style:family="text">
      <style:text-properties officeooo:rsid="00cec5e8"/>
    </style:style>
    <style:style style:name="T62" style:family="text">
      <style:text-properties officeooo:rsid="00cfba63"/>
    </style:style>
    <style:style style:name="T63" style:family="text">
      <style:text-properties officeooo:rsid="00d4c3cf"/>
    </style:style>
    <style:style style:name="T64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162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162" svg:width="0.6941in" svg:height="0.6941in" svg:x="1.1126in" svg:y="0.1563in"><draw:text-box><text:p>Client</text:p></draw:text-box></draw:frame><draw:frame text:anchor-type="paragraph" draw:z-index="2" draw:name="Text Frame 3" draw:style-name="gr2" draw:text-style-name="P162" svg:width="0.6941in" svg:height="0.6941in" svg:x="2.1626in" svg:y="0.1563in"><draw:text-box><text:p>IAnimal</text:p><text:p><text:span text:style-name="T64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161" svg:x1="0.7563in" svg:y1="0.1465in" svg:x2="1.1126in" svg:y2="0.1465in"><text:p/></draw:line><draw:line text:anchor-type="paragraph" draw:z-index="5" draw:name="Line 2" draw:style-name="gr1" draw:text-style-name="P161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161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100">Single responsibility responsibility</text:p>
      <text:p text:style-name="P73">one reason to change (method, class)</text:p>
      <text:p text:style-name="P74">easier for testing by this approach</text:p>
      <text:p text:style-name="P101"><text:span text:style-name="T2"/></text:p>
      <text:p text:style-name="P97">05.09</text:p>
      <text:p text:style-name="P75">Open-closed principle</text:p>
      <text:p text:style-name="P75">make changes without changing things</text:p>
      <text:p text:style-name="P103"/>
      <text:p text:style-name="P102">SOLID</text:p>
      <text:p text:style-name="P102">S<text:span text:style-name="T2"> – Single responsible principle</text:span></text:p>
      <text:p text:style-name="P102">O<text:span text:style-name="T2"> – Open-closed principle</text:span></text:p>
      <text:p text:style-name="P102"><text:span text:style-name="T2"/></text:p>
      <text:p text:style-name="P114"><text:span text:style-name="T2">07.09 3_</text:span><text:span text:style-name="T7">lsp</text:span></text:p>
      <text:p text:style-name="P79">Liskov substitution principle</text:p>
      <text:p text:style-name="P104"><text:span text:style-name="T2"/></text:p>
      <text:p text:style-name="P80">The principle says, that function which uses pointers/ref. to the base class must be able to use objects ­of derived classes without knowing it.</text:p>
      <text:p text:style-name="P105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105"><text:span text:style-name="T2"/></text:p>
      <text:p text:style-name="P106"><text:span text:style-name="T9">T</text:span><text:span text:style-name="T2">he client expects that all derivatives must conform to the behaviour</text:span><text:span text:style-name="T8"> of the base class</text:span></text:p>
      <text:p text:style-name="P106"><text:span text:style-name="T8">,</text:span><text:span text:style-name="T9"> so he doesn’t need to check the type (this would violate the OCP)</text:span></text:p>
      <text:p text:style-name="P106"><text:span text:style-name="T8"/></text:p>
      <text:p text:style-name="P115"><text:span text:style-name="T8">07.09 3_</text:span><text:span text:style-name="T9">dip</text:span></text:p>
      <text:p text:style-name="P107"><text:span text:style-name="T8">D</text:span><text:span text:style-name="T2">ependency Inversion Principle</text:span></text:p>
      <text:p text:style-name="P107"><text:span text:style-name="T2"/></text:p>
      <text:p text:style-name="P81">The cause of Bad designing</text:p>
      <text:p text:style-name="P107">1. <text:span text:style-name="T2">rigidity – single change → cascade changes.</text:span></text:p>
      <text:p text:style-name="P81">Cost and size of change is unpredictable? Officialy rigid</text:p>
      <text:p text:style-name="P107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07">3.<text:span text:style-name="T2"> immobility – desirable parts of the design are dependent upon not desired details</text:span></text:p>
      <text:p text:style-name="P81">not possible to reuse the design</text:p>
      <text:p text:style-name="P107"><text:span text:style-name="T2"/></text:p>
      <text:p text:style-name="P108">Dependency inversion</text:p>
      <text:p text:style-name="P117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108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09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116"><text:span text:style-name="T8">07.09 3_</text:span><text:span text:style-name="T10">isp</text:span></text:p>
      <text:p text:style-name="P82">Interface Segregation Principle</text:p>
      <text:p text:style-name="P110"><text:span text:style-name="T2"/></text:p>
      <text:p text:style-name="P78">the interface of the class can be broken up into groups of member (virtual) functions. Each group serves a different set of clients.</text:p>
      <text:p text:style-name="P111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11"><text:span text:style-name="T2"/></text:p>
      <text:p text:style-name="P111"><text:span text:style-name="T2"/></text:p>
      <text:p text:style-name="P111"><text:span text:style-name="T2"/></text:p>
      <text:p text:style-name="P112">Interface pollution</text:p>
      <text:p text:style-name="P83">one interface is forced to know about other interface which it doesn’t require</text:p>
      <text:p text:style-name="P83"/>
      <text:p text:style-name="P98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118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13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99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119"/>
      <text:p text:style-name="P120"/>
      <text:p text:style-name="P121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123"/>
      <text:p text:style-name="P96">look for functional requirements from intersected sectors of user, business and system’s</text:p>
      <text:p text:style-name="P96"/>
      <text:p text:style-name="P153">19.09</text:p>
      <text:p text:style-name="P124">An architecture process from Microsoft</text:p>
      <text:p text:style-name="P124"><text:span text:style-name="T1"/></text:p>
      <text:p text:style-name="P124"><text:span text:style-name="T1">1</text:span>. <text:span text:style-name="T1">Identify architecture objectives</text:span></text:p>
      <text:p text:style-name="P124">input, output, who will use them, what are you creating</text:p>
      <text:p text:style-name="P124"/>
      <text:p text:style-name="P154">2. Key scenarios</text:p>
      <text:p text:style-name="P124">something</text:p>
      <text:p text:style-name="P124"/>
      <text:p text:style-name="P154">3. Create an application overview</text:p>
      <text:p text:style-name="P154"><text:span text:style-name="T2">identify important architectural design styles</text:span></text:p>
      <text:p text:style-name="P154"><text:span text:style-name="T2"/></text:p>
      <text:p text:style-name="P154">4. Identify key issues</text:p>
      <text:p text:style-name="P124">problems that must be solved with (the version of the) architecture</text:p>
      <text:p text:style-name="P124"/>
      <text:p text:style-name="P154">5. Define candidate solutions</text:p>
      <text:p text:style-name="P125">key solutions to key issues</text:p>
      <text:p text:style-name="P125"/>
      <text:p text:style-name="P125"/>
      <text:p text:style-name="P155"><text:tab/><text:tab/><text:tab/><text:tab/><text:tab/>Architecture style<text:span text:style-name="T54">s</text:span></text:p>
      <text:p text:style-name="P156">Layers <text:span text:style-name="T55">(</text:span><text:span text:style-name="T53">style</text:span><text:span text:style-name="T55">)</text:span></text:p>
      <text:p text:style-name="P126">user←→ presentation → business → data ←→ <text:span text:style-name="T41">database / services</text:span></text:p>
      <text:p text:style-name="P127"/>
      <text:p text:style-name="P127">we stack each layer on top of each other</text:p>
      <text:p text:style-name="P128">dependencies always go lower in the structure, we can reuse <text:span text:style-name="T42">the structure</text:span></text:p>
      <text:p text:style-name="P129">data source and user can go up and down</text:p>
      <text:p text:style-name="P129"/>
      <text:p text:style-name="P130">layer is a logical separation, tier is a physical separation</text:p>
      <text:p text:style-name="P129"/>
      <text:p text:style-name="P131">other examples: MVC MVVM, ISO OSI (network)</text:p>
      <text:p text:style-name="P131"/>
      <text:p text:style-name="P132">benefits:</text:p>
      <text:p text:style-name="P132">separation high-level to low-level</text:p>
      <text:p text:style-name="P133">reuisng, coupling <text:span text:style-name="T16">(zależność)</text:span>, cohesion <text:span text:style-name="T16">(spójność)</text:span>, clarity</text:p>
      <text:p text:style-name="P134">concurrent development in the team is reduced because of semgmentation in logic</text:p>
      <text:p text:style-name="P135">layer can be replaced</text:p>
      <text:p text:style-name="P136">testing e<text:span text:style-name="T43">asier<text:tab/></text:span></text:p>
      <text:p text:style-name="P136"/>
      <text:p text:style-name="P136"/>
      <text:p text:style-name="P157">Client/Server</text:p>
      <text:p text:style-name="P137">Server is on the different machine, connected to users (1←→n) <text:span text:style-name="T44">by network</text:span></text:p>
      <text:p text:style-name="P137">Server is responsible for handling requests,<text:span text:style-name="T45"> responding, </text:span><text:span text:style-name="T47">and </text:span><text:span text:style-name="T25">keeping data</text:span></text:p>
      <text:p text:style-name="P137"/>
      <text:p text:style-name="P158">N-tier<text:span text:style-name="T2"> </text:span>Architectural style</text:p>
      <text:p text:style-name="P138">client server, which presentation, business and database are separated physically (<text:span text:style-name="T23">tiers</text:span>)</text:p>
      <text:p text:style-name="P139">presentation tier ←→ business tier ←→ database tier</text:p>
      <text:p text:style-name="P139"/>
      <text:p text:style-name="P145"><text:span text:style-name="T23">benefits</text:span>:</text:p>
      <text:p text:style-name="P140">scalability – you can copy your server/<text:span text:style-name="T46">database</text:span> machines and distribute the flow </text:p>
      <text:p text:style-name="P141">reusability – tiers can be reused on a different devices with different software</text:p>
      <text:p text:style-name="P142">data integrity – bussiness tier can guarantee that only valid data is passed to the DB</text:p>
      <text:p text:style-name="P143">improved security<text:span text:style-name="T51">*</text:span> – client doesn’t have direct connection to DB</text:p>
      <text:p text:style-name="P144">reduced distribution – changes to business logic need to be updated on business only</text:p>
      <text:p text:style-name="P145">improved availability – can create redundant servers/DB to secure the data from crash</text:p>
      <text:p text:style-name="P147"/>
      <text:p text:style-name="P146"><text:span text:style-name="T23">disadvantages</text:span>:</text:p>
      <text:p text:style-name="P148">increased complexity/effort – more complex to build compared to 2-tier architecture, </text:p>
      <text:p text:style-name="P148"><text:span text:style-name="T48"><text:tab/><text:tab/><text:tab/> <text:s text:c="8"/>communication tiers have to be developed,</text:span></text:p>
      <text:p text:style-name="P148"><text:tab/><text:tab/><text:tab/> <text:s text:c="8"/><text:span text:style-name="T49">server crashes, communication slowed/failed,</text:span></text:p>
      <text:p text:style-name="P148"><text:tab/><text:tab/><text:tab/> <text:s text:c="8"/><text:span text:style-name="T49">security</text:span><text:span text:style-name="T52">*</text:span><text:span text:style-name="T49"> at every tier, </text:span><text:span text:style-name="T50">also in the communication</text:span></text:p>
      <text:p text:style-name="P148"/>
      <text:p text:style-name="P148"/>
      <text:p text:style-name="P159">Pipes and filters</text:p>
      <text:p text:style-name="P149">for streams of data, data keeps <text:span text:style-name="T56">flowing into system and it has to </text:span><text:span text:style-name="T57">handle </text:span><text:span text:style-name="T56">it</text:span></text:p>
      <text:p text:style-name="P150">each step (filter) is doing a specific thing</text:p>
      <text:p text:style-name="P151">data is passed through <text:span text:style-name="T23">pipes</text:span> between <text:span text:style-name="T23">filters</text:span></text:p>
      <text:p text:style-name="P160"><text:span text:style-name="T60">if something </text:span>works in <text:span text:style-name="T61">sequential</text:span> <text:span text:style-name="T58">(</text:span><text:span text:style-name="T61">in </text:span><text:span text:style-name="T58">stages), </text:span><text:span text:style-name="T62">it</text:span><text:span text:style-name="T58"> ensure</text:span><text:span text:style-name="T62">s</text:span><text:span text:style-name="T58"> </text:span><text:span text:style-name="T63">(for ex.) </text:span><text:span text:style-name="T59">correct </text:span><text:span text:style-name="T58">input types for next </text:span><text:span text:style-name="T62">step</text:span></text:p>
      <text:p text:style-name="P152">pipelined – can work on threads and speed up this proc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09-19T09:42:20.450247576</dc:date>
    <meta:editing-duration>PT7H23M28S</meta:editing-duration>
    <meta:editing-cycles>175</meta:editing-cycles>
    <meta:document-statistic meta:table-count="0" meta:image-count="7" meta:object-count="0" meta:page-count="10" meta:paragraph-count="287" meta:word-count="1997" meta:character-count="12801" meta:non-whitespace-character-count="10966"/>
  </office:meta>
</office:document-meta>
</file>